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Neue" svg:font-family="'Helvetica Neue', Helvetica, 'Segoe UI', Arial, freesans,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mm" fo:margin-right="0mm" fo:line-height="150%" fo:orphans="2" fo:widows="2" fo:text-indent="0mm" style:auto-text-indent="false"/>
      <style:text-properties fo:font-variant="normal" fo:text-transform="none" style:font-name="Inter" fo:font-size="11.25pt" fo:letter-spacing="normal" fo:font-style="normal" fo:font-weight="normal" officeooo:paragraph-rsid="00038b5c"/>
    </style:style>
    <style:style style:name="P2" style:family="paragraph" style:parent-style-name="Standard">
      <loext:graphic-properties draw:fill-gradient-name="gradient" draw:fill-hatch-name="hatch"/>
      <style:paragraph-properties fo:margin-left="0mm" fo:margin-right="0mm" fo:line-height="150%" fo:orphans="2" fo:widows="2" fo:text-indent="0mm" style:auto-text-indent="false"/>
      <style:text-properties fo:font-variant="normal" fo:text-transform="none" style:font-name="Inter" fo:font-size="11.25pt" fo:letter-spacing="normal" fo:font-style="normal" fo:font-weight="bold" officeooo:paragraph-rsid="00038b5c" style:font-weight-asian="bold" style:font-weight-complex="bold"/>
    </style:style>
    <style:style style:name="P3" style:family="paragraph" style:parent-style-name="Standard">
      <loext:graphic-properties draw:fill-gradient-name="gradient" draw:fill-hatch-name="hatch"/>
      <style:paragraph-properties fo:margin-left="0mm" fo:margin-right="0mm" fo:line-height="150%" fo:orphans="2" fo:widows="2" fo:text-indent="0mm" style:auto-text-indent="false"/>
      <style:text-properties officeooo:paragraph-rsid="00038b5c"/>
    </style:style>
    <style:style style:name="P4" style:family="paragraph" style:parent-style-name="Standard" style:list-style-name="L1">
      <loext:graphic-properties draw:fill-gradient-name="gradient" draw:fill-hatch-name="hatch"/>
      <style:paragraph-properties fo:margin-left="0mm" fo:margin-right="0mm" fo:line-height="150%" fo:orphans="2" fo:widows="2" fo:text-indent="0mm" style:auto-text-indent="false"/>
      <style:text-properties officeooo:paragraph-rsid="00038b5c"/>
    </style:style>
    <style:style style:name="P5" style:family="paragraph" style:parent-style-name="Text_20_body" style:list-style-name="L1">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officeooo:paragraph-rsid="00038b5c"/>
    </style:style>
    <style:style style:name="P6" style:family="paragraph" style:parent-style-name="Text_20_body" style:list-style-name="L1">
      <style:paragraph-properties fo:margin-top="0mm" fo:margin-bottom="2.65mm" style:contextual-spacing="false" fo:orphans="2" fo:widows="2" fo:padding="0mm" fo:border="none"/>
      <style:text-properties fo:font-variant="normal" fo:text-transform="none" style:font-name="Inter" fo:font-size="11.25pt" fo:letter-spacing="normal" fo:font-style="normal" fo:font-weight="normal" officeooo:paragraph-rsid="00038b5c"/>
    </style:style>
    <style:style style:name="P7" style:family="paragraph" style:parent-style-name="Text_20_body" style:list-style-name="L1">
      <loext:graphic-properties draw:fill-gradient-name="gradient" draw:fill-hatch-name="hatch"/>
      <style:paragraph-properties fo:margin-left="0mm" fo:margin-right="0mm" fo:line-height="150%" fo:orphans="2" fo:widows="2" fo:text-indent="0mm" style:auto-text-indent="false"/>
      <style:text-properties fo:font-variant="normal" fo:text-transform="none" style:font-name="Inter" fo:font-size="11.25pt" fo:letter-spacing="normal" fo:font-style="normal" fo:font-weight="normal" officeooo:paragraph-rsid="00038b5c"/>
    </style:style>
    <style:style style:name="P8" style:family="paragraph" style:parent-style-name="Text_20_body">
      <loext:graphic-properties draw:fill-gradient-name="gradient" draw:fill-hatch-name="hatch"/>
      <style:paragraph-properties fo:margin-left="0mm" fo:margin-right="0mm" fo:line-height="150%" fo:orphans="2" fo:widows="2" fo:text-indent="0mm" style:auto-text-indent="false"/>
      <style:text-properties fo:font-variant="normal" fo:text-transform="none" style:font-name="Inter" fo:font-size="11.25pt" fo:letter-spacing="normal" fo:font-style="normal" fo:font-weight="bold" officeooo:paragraph-rsid="00038b5c" style:font-weight-asian="bold" style:font-weight-complex="bold"/>
    </style:style>
    <style:style style:name="T1" style:family="text">
      <style:text-properties officeooo:rsid="00038b5c"/>
    </style:style>
    <style:style style:name="T2" style:family="text">
      <style:text-properties fo:font-weight="bold" style:font-weight-asian="bold" style:font-weight-complex="bold"/>
    </style:style>
    <style:style style:name="T3" style:family="text">
      <style:text-properties fo:font-weight="bold" officeooo:rsid="00038b5c" style:font-weight-asian="bold" style:font-weight-complex="bold"/>
    </style:style>
    <style:style style:name="T4" style:family="text">
      <style:text-properties fo:font-variant="normal" fo:text-transform="none" style:font-name="Inter" fo:font-size="11.25pt" fo:letter-spacing="normal" fo:font-style="normal" fo:font-weight="normal"/>
    </style:style>
    <style:style style:name="T5" style:family="text">
      <style:text-properties fo:font-variant="normal" fo:text-transform="none" style:font-name="Inter" fo:font-size="11.25pt" fo:letter-spacing="normal" fo:font-style="normal" fo:font-weight="bold" style:font-weight-asian="bold" style:font-weight-complex="bold"/>
    </style:style>
    <style:style style:name="T6" style:family="text">
      <style:text-properties fo:color="#aab1bf" loext:opacity="100%" style:font-name="Helvetica Neue" fo:font-size="12pt"/>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uriBankLoanCalculator</text:span> is a console java application which helps you determine how much your monthly loan repayments will be for Home Loan, Car Loan &amp; Personal Loan. The user inputs their data (age, loan amount and time) through the <text:span text:style-name="T1">Java application</text:span>, who calculates the monthly payment according to that information from each type of <text:span text:style-name="T1">loan</text:span> with their own interest rate. Finally, ASCII art table can be displayed as results.</text:p>
      <text:p text:style-name="P1"/>
      <text:p text:style-name="P8">Application Features of Object Oriented Programming (OOP)</text:p>
      <text:list xml:id="list1627431489" text:style-name="L1">
        <text:list-item>
          <text:p text:style-name="P5">Abstraction: </text:p>
          <text:list>
            <text:list-item>
              <text:p text:style-name="P5"><text:span text:style-name="T3">Definition</text:span> : Hiding the implementation details of specific functionality while exposing only essential information to the user </text:p>
            </text:list-item>
            <text:list-item>
              <text:p text:style-name="P5"><text:span text:style-name="T2">Usage in the code</text:span>: Abstracting loan class to provide a skeleton for different types of loans. This class has the common attributes and methods of loan like (loanAmount, loantTerm, calculateMonthlyPayment() etc.), but specific details such setting interest rate and for type of loan is abstracted which left to subclasses(e.g. HomeLoan, CarLoan &amp; PersonalLoan).</text:p>
            </text:list-item>
          </text:list>
        </text:list-item>
      </text:list>
      <text:p text:style-name="P1"/>
      <text:p text:style-name="P1"/>
      <text:list xml:id="list121508092617681" text:continue-numbering="true" text:style-name="L1">
        <text:list-item>
          <text:p text:style-name="P7"><text:span text:style-name="T2">Encapsulation</text:span>:</text:p>
          <text:list>
            <text:list-item>
              <text:p text:style-name="P6"><text:span text:style-name="T2">Definition</text:span>: Encapsulation hides the internal state by restricting direct access to some of an object's components. . </text:p>
            </text:list-item>
            <text:list-item>
              <text:p text:style-name="P6"><text:span text:style-name="Strong_20_Emphasis">Application in the Code</text:span>: The protected fields in the Loan class muit be loanAmount,loanTerm and interestRate. You can not be able to access or modify these fields directly from objects of the class. Instead, they communicate with the class through public methods such as getInterestRate() and calculateMonthlyPayment(), which act as gatekeepers between this data internally maintained by the class.</text:p>
            </text:list-item>
          </text:list>
        </text:list-item>
      </text:list>
      <text:p text:style-name="P1"/>
      <text:list xml:id="list121509176676561" text:continue-numbering="true" text:style-name="L1">
        <text:list-item>
          <text:p text:style-name="P4"><text:span text:style-name="T5">Inheritance</text:span><text:span text:style-name="T4">:</text:span></text:p>
        </text:list-item>
      </text:list>
      <text:p text:style-name="P3"><text:span text:style-name="T4"/></text:p>
      <text:p text:style-name="P1"><text:s/><text:span text:style-name="T2">Defi</text:span><text:span text:style-name="T3">ni</text:span><text:span text:style-name="T2">tion</text:span>: In object-oriented programming, A class or subclass can get members ( variables and methods) of another base-class.</text:p>
      <text:p text:style-name="P1"><text:soft-page-break/><text:span text:style-name="Strong_20_Emphasis">Application in the Code</text:span>: The classes HomeLoan, CarLoan and PersonalLoaning all inherit the abstract Loan class. They reuse the common functional of patterns within the Loan class (ie. calculate montly payment) and override details like set interest rate, define loan type etc.</text:p>
      <text:p text:style-name="P1">This approach decreases code duplication as all loans have some common attributes for instance loan amount and term but they differ in their implementations such as interest rates.</text:p>
      <text:p text:style-name="P1"/>
      <text:p text:style-name="P1"/>
      <text:p text:style-name="P1">4. <text:span text:style-name="T2">Polymorphism</text:span>:</text:p>
      <text:p text:style-name="P1"><text:span text:style-name="T3">Definition</text:span>: Polymorphism lets different objects be taken care of as <text:span text:style-name="T6">as objects of a common superclass</text:span>. The exact method which can be executed is decided at the Runtime according to of what type object we have.</text:p>
      <text:p text:style-name="P1"/>
      <text:p text:style-name="P1"><text:span text:style-name="Strong_20_Emphasis">Application in the Code</text:span>- Loan object becomes generalized, i.e. it can refer any of the concrete class objects(HomeLoan or CarLoan Or Personalloan) The specific implementation of setInterestRate() and getLoanType() is decided at runtime according to class (type) of loan object created.</text:p>
      <text:p text:style-name="P1">When a loan type is selected by the user, it will dynamically create either HomeLoan or CarLoan or Personal Loan Object and calculate monthly payment method from overridden methods based on that particular subclass.</text:p>
      <text:p text:style-name="P1"/>
      <text:p text:style-name="P2">5. Method Overriding:</text:p>
      <text:p text:style-name="P1"/>
      <text:p text:style-name="P1">Explanation : Method overriding means you declare a method in the child class which is already available in one of it parent classes.</text:p>
      <text:p text:style-name="P1"/>
      <text:p text:style-name="P1">Usage in the Code : method setInterestRate() and getLoanType() of all subclass(HomeLoan, CarLoan, <text:s/>Personal Loan ) is overriden. Of course, these methods are implemented in each subclass depending on the exchange of a loan.</text:p>
      <text:p text:style-name="P1"/>
      <text:p text:style-name="P1"><text:soft-page-break/></text:p>
      <text:p text:style-name="P1"/>
      <text:p text:style-name="P1"><text:span text:style-name="T1">E</text:span>rror Handling:</text:p>
      <text:p text:style-name="P1"><text:span text:style-name="T3">Definition</text:span>: Enables the application to take care of any input that is incorrect or invalid, so it can run without crashing and give appropriate feedback for the user.</text:p>
      <text:p text:style-name="P1"/>
      <text:p text:style-name="P1"><text:span text:style-name="T2">Application in the Code</text:span> : To catch exceptions such as InputMismatchException (for invalid data types) and IllegalArgumentException (for incorrect loan terms or loan amounts), try-catch blocks are used instead of throwing at first glance; By doing this we can ensure that the program will <text:span text:style-name="T1">gracefully</text:span> handle <text:span text:style-name="T1">error</text:span> and respond appropriately if it is being fed a bad input.</text:p>
      <text:p text:style-name="P1"/>
      <text:p text:style-name="P1"/>
      <text:p text:style-name="P2">Object Oriented Programming Principles Implemented :</text:p>
      <text:p text:style-name="P2"/>
      <text:p text:style-name="P1"><text:span text:style-name="T2">Abstraction</text:span>: Interface Loan and abstract class Loan define the overall structure of different loan types, leaving specific details to their subclasses.</text:p>
      <text:p text:style-name="P1"><text:span text:style-name="T2">Encapsulation</text:span>: <text:span text:style-name="T1">The</text:span> class does not permit direct access to its data and exposes it through public methods.</text:p>
      <text:p text:style-name="P1"><text:span text:style-name="Strong_20_Emphasis">Inheritance : </text:span><text:s/>HomeLoan, CarLoan and PersonalLoan inherits from Loan in order to reuse the common loan logic.</text:p>
      <text:p text:style-name="P1"><text:span text:style-name="T2">Polymorphism</text:span>: A Loan object can refer the any loan subclass, type of method call is resolved at runtime based upon actual class.</text:p>
      <text:p text:style-name="P1"><text:span text:style-name="Strong_20_Emphasis">Method Overriding: </text:span>Subclasses provide their own implementation of certain methods like setInterestRate() and getLoanType().</text:p>
      <text:p text:style-name="P1"><text:span text:style-name="T2">Error Handling</text:span>: Great error handling such that the program does not blow up and handles input as well as runtime exceptions.</text:p>
      <text:p text:style-name="P1">This OOP Features makes Our Codebase Clean, Modular &amp; easy to extend or modify in fu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Neue" svg:font-family="'Helvetica Neue', Helvetica, 'Segoe UI', Arial, freesans,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1:54:05.002246536</meta:creation-date>
    <dc:date>2024-10-22T12:15:07.917743528</dc:date>
    <meta:editing-duration>PT21M4S</meta:editing-duration>
    <meta:editing-cycles>1</meta:editing-cycles>
    <meta:document-statistic meta:table-count="0" meta:image-count="0" meta:object-count="0" meta:page-count="3" meta:paragraph-count="30" meta:word-count="714" meta:character-count="4652" meta:non-whitespace-character-count="3969"/>
    <meta:generator>LibreOffice/7.4.7.2$Linux_X86_64 LibreOffice_project/40$Build-2</meta:generator>
  </office:meta>
</office:document-meta>
</file>